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amingStrategy.getJmx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ingStrategy.getObjectName( ManagedSharedLibrary sharedLibr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NamingStrategy.sanitize( String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NamingStrategy.setJmxDomainName( String jmxDoma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ingStrategy.getObjectName( ManagedServiceAssembly serviceAssemb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NamingStrategy.getObjectName( Managed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